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B2CD930D59E483D8A9A887FE4E90E9C.png" manifest:media-type="image/png"/>
  <manifest:file-entry manifest:full-path="Pictures/2E54E36A6D07417C8CC5F5F8D384CDED.png" manifest:media-type="image/png"/>
  <manifest:file-entry manifest:full-path="Pictures/CCA62C684F774C68A95FD5F810967028.png" manifest:media-type="image/png"/>
  <manifest:file-entry manifest:full-path="Pictures/B451E9ED4E96411B9D4C86F1D9F934F8.png" manifest:media-type="image/png"/>
  <manifest:file-entry manifest:full-path="Pictures/D24C3728A4B24F2EB235FF9EBC0685D2.png" manifest:media-type="image/png"/>
  <manifest:file-entry manifest:full-path="Pictures/1849097A5F95412BA05BC1642CB5CA4F.png" manifest:media-type="image/png"/>
  <manifest:file-entry manifest:full-path="Pictures/7289CF4D601148F4A60E9E2A934C6070.png" manifest:media-type="image/png"/>
  <manifest:file-entry manifest:full-path="Pictures/0139802570E342E8AA2734791FE40E10.png" manifest:media-type="image/png"/>
  <manifest:file-entry manifest:full-path="Pictures/307AACD355784F4D91AB56AB990565E8.png" manifest:media-type="image/png"/>
  <manifest:file-entry manifest:full-path="Pictures/79FA410AF3FB44F89983F1AD594E57A3.png" manifest:media-type="image/png"/>
  <manifest:file-entry manifest:full-path="Pictures/2DAEE7D8189D4A26920550450E098D08.png" manifest:media-type="image/png"/>
  <manifest:file-entry manifest:full-path="Pictures/C3A3259EDD4B421FB733DD7D342DDA80.png" manifest:media-type="image/png"/>
  <manifest:file-entry manifest:full-path="Pictures/87906DE5DAF349F5B6BFA8AC984D49CA.png" manifest:media-type="image/png"/>
  <manifest:file-entry manifest:full-path="Pictures/1968F2E88760403F886978A26D5B801C.png" manifest:media-type="image/png"/>
  <manifest:file-entry manifest:full-path="Pictures/FDE3C3850D9145DCB8CDBD4CCD58E801.png" manifest:media-type="image/png"/>
  <manifest:file-entry manifest:full-path="Pictures/4C1F32B72001457EB373D107FF8FA04B.png" manifest:media-type="image/png"/>
  <manifest:file-entry manifest:full-path="Pictures/A5EB2682D45E4CCA9D46D57B8C48B246.png" manifest:media-type="image/png"/>
  <manifest:file-entry manifest:full-path="Pictures/B7462477AAA149DA9DE763A407DCDCBD.png" manifest:media-type="image/png"/>
  <manifest:file-entry manifest:full-path="Pictures/8D675939A12B4919B57E4E491CB62142.png" manifest:media-type="image/png"/>
  <manifest:file-entry manifest:full-path="Pictures/223CE57336D24491B1C230B622336590.png" manifest:media-type="image/png"/>
  <manifest:file-entry manifest:full-path="Pictures/78783564921E40D88204F89FC144AC4F.png" manifest:media-type="image/png"/>
  <manifest:file-entry manifest:full-path="Pictures/309F97E2B16C465681C044B65CFEB344.png" manifest:media-type="image/png"/>
  <manifest:file-entry manifest:full-path="Pictures/1D064C689EAD4B9A9B8BBD3ECCB254F7.png" manifest:media-type="image/png"/>
  <manifest:file-entry manifest:full-path="Pictures/ABCF88D207504CBB86CA8F4840E9154C.png" manifest:media-type="image/png"/>
  <manifest:file-entry manifest:full-path="Pictures/3E590F5CD95548509A576F22F9449DF1.png" manifest:media-type="image/png"/>
  <manifest:file-entry manifest:full-path="Pictures/7FB8BAC13DCA40FA87C7184C82C17668.png" manifest:media-type="image/png"/>
  <manifest:file-entry manifest:full-path="Pictures/41F6C18362D740ECBFCFB4E2CA5B57F5.png" manifest:media-type="image/png"/>
  <manifest:file-entry manifest:full-path="Pictures/4E7AA9C978F1412CBD72B2B7557F5AF9.png" manifest:media-type="image/png"/>
  <manifest:file-entry manifest:full-path="Pictures/08EF50307F8042C68A3E6C2AEDF5DE16.png" manifest:media-type="image/png"/>
  <manifest:file-entry manifest:full-path="Pictures/2FACE6328C0F454393D8D97010882497.png" manifest:media-type="image/png"/>
  <manifest:file-entry manifest:full-path="Pictures/E5AE02678FE64B81BE712D9C1352F72C.png" manifest:media-type="image/png"/>
  <manifest:file-entry manifest:full-path="Pictures/6AE060F5EC7D4797AFBCF02FA8B02902.png" manifest:media-type="image/png"/>
  <manifest:file-entry manifest:full-path="Pictures/93253F33484243D6BF4D9E557AEBCE66.png" manifest:media-type="image/png"/>
  <manifest:file-entry manifest:full-path="Pictures/9B24FE1529504996902031FEC123AB33.png" manifest:media-type="image/png"/>
  <manifest:file-entry manifest:full-path="Pictures/9F2E1AFAABDE4982902A65E3D27F8E4D.png" manifest:media-type="image/png"/>
  <manifest:file-entry manifest:full-path="Pictures/BCF70335741D47C7AC0067180C814368.png" manifest:media-type="image/png"/>
  <manifest:file-entry manifest:full-path="Pictures/4ADF0C3375FE482CAE83273B2D2C2C66.png" manifest:media-type="image/png"/>
  <manifest:file-entry manifest:full-path="Pictures/41B9193FC2094C119170064D5764D08D.png" manifest:media-type="image/png"/>
  <manifest:file-entry manifest:full-path="Pictures/C8C7953AF853495A8F0D184EA348F5FE.png" manifest:media-type="image/png"/>
  <manifest:file-entry manifest:full-path="Pictures/244027631DCC46BE8558200CDF935F35.png" manifest:media-type="image/png"/>
  <manifest:file-entry manifest:full-path="Pictures/DAF3A82043C84FAC99CD2805BD825413.png" manifest:media-type="image/png"/>
  <manifest:file-entry manifest:full-path="Pictures/E5B604422C0D4078BA6E50FC18B78693.png" manifest:media-type="image/png"/>
  <manifest:file-entry manifest:full-path="Pictures/D15349D565C3467B93E5B9EA6554CA4E.png" manifest:media-type="image/png"/>
  <manifest:file-entry manifest:full-path="Pictures/3BB034004AB94EC2A0F9E037B2AB27A7.png" manifest:media-type="image/png"/>
  <manifest:file-entry manifest:full-path="Pictures/B7BF2BEB397F4D3991A0BF2757B8E9ED.png" manifest:media-type="image/png"/>
  <manifest:file-entry manifest:full-path="Pictures/9E129C3CE15B4A3D9C85D47DF883B1F0.png" manifest:media-type="image/png"/>
  <manifest:file-entry manifest:full-path="Pictures/7D93611E9B2A439CBAC6E06C92463DD6.png" manifest:media-type="image/png"/>
  <manifest:file-entry manifest:full-path="Pictures/7841771AFB8F43EF82C17E7B73D6F94F.png" manifest:media-type="image/png"/>
  <manifest:file-entry manifest:full-path="Pictures/C6510159F9464EB0BDCA82099A7F89BA.png" manifest:media-type="image/png"/>
  <manifest:file-entry manifest:full-path="Pictures/1BA0AF6918F64E83B75D0C5276AC569E.png" manifest:media-type="image/png"/>
  <manifest:file-entry manifest:full-path="Pictures/08DC997CDDF84456813C5FAEDDE384C3.png" manifest:media-type="image/png"/>
  <manifest:file-entry manifest:full-path="Pictures/57A632C43E9243B5B442C7EB9FCAD16F.png" manifest:media-type="image/png"/>
  <manifest:file-entry manifest:full-path="Pictures/B70F7226CEFF49CEA0435B8B459154F5.png" manifest:media-type="image/png"/>
  <manifest:file-entry manifest:full-path="Pictures/C744F2644CA4413BA88BF4349AABE5AF.png" manifest:media-type="image/png"/>
  <manifest:file-entry manifest:full-path="Pictures/473D8A193B3E411396C21EB5EB529643.png" manifest:media-type="image/png"/>
  <manifest:file-entry manifest:full-path="Pictures/3C2905CACA014FE29E78B6BE710B14C8.png" manifest:media-type="image/png"/>
  <manifest:file-entry manifest:full-path="Pictures/A046AD4EED614D69957DA2D1F76033A5.png" manifest:media-type="image/png"/>
  <manifest:file-entry manifest:full-path="Pictures/4427B496BACB4CF49CE364FB7B8C7D4E.png" manifest:media-type="image/png"/>
  <manifest:file-entry manifest:full-path="Pictures/9C60807B9318495493291459D933B54E.png" manifest:media-type="image/png"/>
  <manifest:file-entry manifest:full-path="Pictures/72A5680E304A4B058861EF9CBA03864B.png" manifest:media-type="image/png"/>
  <manifest:file-entry manifest:full-path="Pictures/63802B573D2640D4AD9E43CD1A7A4779.png" manifest:media-type="image/png"/>
  <manifest:file-entry manifest:full-path="Pictures/A12B63E9DD324856B8D2076ACFDDB79F.png" manifest:media-type="image/png"/>
  <manifest:file-entry manifest:full-path="Pictures/86FA5D3F697C4903AD5DF6279194542D.png" manifest:media-type="image/png"/>
  <manifest:file-entry manifest:full-path="Pictures/227CB48816424E029179EAADE88A906C.png" manifest:media-type="image/png"/>
  <manifest:file-entry manifest:full-path="Pictures/8FBE54DADB9648B38C4B1084CC15D0F4.png" manifest:media-type="image/png"/>
  <manifest:file-entry manifest:full-path="Pictures/7ECB1B2FCA754DAC81680B1FF338BF59.png" manifest:media-type="image/png"/>
  <manifest:file-entry manifest:full-path="Pictures/A99937D050E64A58B1CCE5F8AE1E4E8D.png" manifest:media-type="image/png"/>
  <manifest:file-entry manifest:full-path="Pictures/3C4E9709A6BF439D996047F70DF7EB09.png" manifest:media-type="image/png"/>
  <manifest:file-entry manifest:full-path="Pictures/6B7651EB2492498EA5689B10962E7759.png" manifest:media-type="image/png"/>
  <manifest:file-entry manifest:full-path="Pictures/D0F55B3CD1BF44A3B02D127F1F4337B9.png" manifest:media-type="image/png"/>
  <manifest:file-entry manifest:full-path="Pictures/6377E7B6B21549F19F0488CE78ECD5DC.png" manifest:media-type="image/png"/>
  <manifest:file-entry manifest:full-path="Pictures/06040D34DD8649F788ECAEA8B720B9C9.png" manifest:media-type="image/png"/>
  <manifest:file-entry manifest:full-path="Pictures/D3685D9E815E454D978D689C661709AA.png" manifest:media-type="image/png"/>
  <manifest:file-entry manifest:full-path="Pictures/83D6594765E54CE0B59083BAE92A240A.png" manifest:media-type="image/png"/>
  <manifest:file-entry manifest:full-path="Pictures/B082996C465147A7A5FD730BE1ABEAFB.png" manifest:media-type="image/png"/>
  <manifest:file-entry manifest:full-path="Pictures/1B860066CE494448990FA1AF66509892.png" manifest:media-type="image/png"/>
  <manifest:file-entry manifest:full-path="Pictures/BDC9FE4834E0426CAEDC1C1E5879F073.png" manifest:media-type="image/png"/>
  <manifest:file-entry manifest:full-path="Pictures/5B5F491C32204C6A9119C76A8CBDF5EA.png" manifest:media-type="image/png"/>
  <manifest:file-entry manifest:full-path="Pictures/A53D4B829BC3414B9557FC57ED482852.png" manifest:media-type="image/png"/>
  <manifest:file-entry manifest:full-path="Pictures/B697363FF73842E4B24AE8AE085FAFBC.png" manifest:media-type="image/png"/>
  <manifest:file-entry manifest:full-path="Pictures/4CCEDCE8E4854A8BAFA9FCD880155096.png" manifest:media-type="image/png"/>
  <manifest:file-entry manifest:full-path="Pictures/7A9052C72CD94545B0604562773117B7.png" manifest:media-type="image/png"/>
  <manifest:file-entry manifest:full-path="Pictures/AF563289EF004CC0BCDB9C9DC9267A4E.png" manifest:media-type="image/png"/>
  <manifest:file-entry manifest:full-path="Pictures/A70147C5805A4A70A956F4342887E747.png" manifest:media-type="image/png"/>
  <manifest:file-entry manifest:full-path="Pictures/3462DB32042D4C29BE21CD2058D8B831.png" manifest:media-type="image/png"/>
  <manifest:file-entry manifest:full-path="Pictures/02ED3EFFB5FE41199AA9AF66EFA6D5EB.png" manifest:media-type="image/png"/>
  <manifest:file-entry manifest:full-path="Pictures/18D59957B40244D0B19049977E92A867.png" manifest:media-type="image/png"/>
  <manifest:file-entry manifest:full-path="Pictures/451A0AA2B5784322987F56EC2981A3F6.png" manifest:media-type="image/png"/>
  <manifest:file-entry manifest:full-path="Pictures/BF013934F66346D99E72BA1CD5B378A7.png" manifest:media-type="image/png"/>
  <manifest:file-entry manifest:full-path="Pictures/BA694C504DBE4A8B97BB1647F5F05133.png" manifest:media-type="image/png"/>
  <manifest:file-entry manifest:full-path="Pictures/FC354895E4854E84BDE38435A0B7DCA3.png" manifest:media-type="image/png"/>
  <manifest:file-entry manifest:full-path="Pictures/0625DA96140E4BBCA7C1B7115A86F44D.png" manifest:media-type="image/png"/>
  <manifest:file-entry manifest:full-path="Pictures/23F3971CD0FD470AAE45E9F4492D72B3.png" manifest:media-type="image/png"/>
  <manifest:file-entry manifest:full-path="Pictures/50E36A14F5314EC5AFBDB506309F0911.png" manifest:media-type="image/png"/>
  <manifest:file-entry manifest:full-path="Pictures/B858C5B0DF7F4A43A8516BCD29AB351E.png" manifest:media-type="image/png"/>
  <manifest:file-entry manifest:full-path="Pictures/55428989075D41ECB2334630D156C4BD.png" manifest:media-type="image/png"/>
  <manifest:file-entry manifest:full-path="Pictures/87C0609D13674128B7052A7596B5DEC7.png" manifest:media-type="image/png"/>
  <manifest:file-entry manifest:full-path="Pictures/88314B54225E48D9947D6FCF20C77A3C.png" manifest:media-type="image/png"/>
  <manifest:file-entry manifest:full-path="Pictures/CFF787A91EE748B1AD0B0EDE74817C6B.png" manifest:media-type="image/png"/>
  <manifest:file-entry manifest:full-path="Pictures/5209EDCD993D4E59A8AE81D86D4A1ECC.png" manifest:media-type="image/png"/>
  <manifest:file-entry manifest:full-path="Pictures/B1A07FDD9B374099AF7D3763993C02FB.png" manifest:media-type="image/png"/>
  <manifest:file-entry manifest:full-path="Pictures/4D5F65B57D9C4234887CF81C4AFDEBFC.png" manifest:media-type="image/png"/>
  <manifest:file-entry manifest:full-path="Pictures/C3B502200D49490CB4A4E17BA12558BE.png" manifest:media-type="image/png"/>
  <manifest:file-entry manifest:full-path="Pictures/30E28D14D35A4EA18C23BACA74EEDB97.png" manifest:media-type="image/png"/>
  <manifest:file-entry manifest:full-path="Pictures/7B0D021C1BC64173847206A2B1DB4AEA.png" manifest:media-type="image/png"/>
  <manifest:file-entry manifest:full-path="Pictures/65CABB0827AA44789F752DF85EFA8DA0.png" manifest:media-type="image/png"/>
  <manifest:file-entry manifest:full-path="Pictures/8954F4A414774D8DAEF1045830973146.png" manifest:media-type="image/png"/>
  <manifest:file-entry manifest:full-path="Pictures/63505AB3324B4F0B96640F378BF10C9D.png" manifest:media-type="image/png"/>
  <manifest:file-entry manifest:full-path="Pictures/2E57BA81759442FCA9FFC985F92620C0.png" manifest:media-type="image/png"/>
  <manifest:file-entry manifest:full-path="Pictures/3139D12725B64872993B7DD69885931E.png" manifest:media-type="image/png"/>
  <manifest:file-entry manifest:full-path="Pictures/3E576FB52E584443A69DD93CC61DA16F.png" manifest:media-type="image/png"/>
  <manifest:file-entry manifest:full-path="Pictures/DA0BA3F5686B42F895A7B08FCD33A4D8.png" manifest:media-type="image/png"/>
  <manifest:file-entry manifest:full-path="Pictures/58B7AFF89EAE4D2B9FAFC84CBD0463D1.png" manifest:media-type="image/png"/>
  <manifest:file-entry manifest:full-path="Pictures/174FB0EDA9A244FFBB68EEF4558FA43F.png" manifest:media-type="image/png"/>
  <manifest:file-entry manifest:full-path="Pictures/1D4FB0DE7CFE4D81BDECA16CCB5CEF9A.png" manifest:media-type="image/png"/>
  <manifest:file-entry manifest:full-path="Pictures/C1F1C6279FE548D8A332B42188F6510B.png" manifest:media-type="image/png"/>
  <manifest:file-entry manifest:full-path="Pictures/364F8AFC070D4F59A50E00EAFDE97350.png" manifest:media-type="image/png"/>
  <manifest:file-entry manifest:full-path="Pictures/723ACF1822CE4510BF6461957B96D17D.png" manifest:media-type="image/png"/>
  <manifest:file-entry manifest:full-path="Pictures/A970E68ADED24153AB1F768C415B91A1.png" manifest:media-type="image/png"/>
  <manifest:file-entry manifest:full-path="Pictures/7EB7473C0D504040B38D6388B13CA11A.png" manifest:media-type="image/png"/>
  <manifest:file-entry manifest:full-path="Pictures/27AB557408614485A6179B06B109C25E.png" manifest:media-type="image/png"/>
  <manifest:file-entry manifest:full-path="Pictures/CE037B4BAB76476EA6EC7E086D0656C7.png" manifest:media-type="image/png"/>
  <manifest:file-entry manifest:full-path="Pictures/4497A4DE037542BF97B0943B25EB2B8F.png" manifest:media-type="image/png"/>
  <manifest:file-entry manifest:full-path="Pictures/7B2F1334EFAF4194933355B45C776FE5.png" manifest:media-type="image/png"/>
  <manifest:file-entry manifest:full-path="Pictures/4ADBECF534524F509D9AD2A739353519.png" manifest:media-type="image/png"/>
  <manifest:file-entry manifest:full-path="Pictures/FBB95F1EDF7D430DBB349D09DDBC5F51.png" manifest:media-type="image/png"/>
  <manifest:file-entry manifest:full-path="Pictures/3DE7092555D64F8D89D55C1095EF141C.png" manifest:media-type="image/png"/>
  <manifest:file-entry manifest:full-path="Pictures/7BB608CDD3AF4986BF2B3ECA4AAFC7BC.png" manifest:media-type="image/png"/>
  <manifest:file-entry manifest:full-path="Pictures/E169CB4B18E048D680B8B96D3168C4EF.png" manifest:media-type="image/png"/>
  <manifest:file-entry manifest:full-path="Pictures/0531BE20F56A416B84B7777D5376A923.png" manifest:media-type="image/png"/>
  <manifest:file-entry manifest:full-path="Pictures/B8F19AA8EAF5414EB97C8891E41F83FF.png" manifest:media-type="image/png"/>
  <manifest:file-entry manifest:full-path="Pictures/DE3E5D617E704397B459241D058FCC50.png" manifest:media-type="image/png"/>
  <manifest:file-entry manifest:full-path="Pictures/BB327649B0E2449CA603A6533E05C221.png" manifest:media-type="image/png"/>
  <manifest:file-entry manifest:full-path="Pictures/A77089A4FBD3442FBAC0E9ACA6D0D6E3.png" manifest:media-type="image/png"/>
  <manifest:file-entry manifest:full-path="Pictures/B93FEFF621414E27AF6197AA2B1B9E54.png" manifest:media-type="image/png"/>
  <manifest:file-entry manifest:full-path="Pictures/14CB8AAEEEF7460ABD2233AB5C5AE15E.png" manifest:media-type="image/png"/>
  <manifest:file-entry manifest:full-path="Pictures/E39CA9262E294479936C4CC084993424.png" manifest:media-type="image/png"/>
  <manifest:file-entry manifest:full-path="Pictures/F337808AA1734497A24FD4C136B48904.png" manifest:media-type="image/png"/>
  <manifest:file-entry manifest:full-path="Pictures/DA326A9A367946C99D49AC036B64EEA1.png" manifest:media-type="image/png"/>
  <manifest:file-entry manifest:full-path="Pictures/7B2F852280C540AEA0758B6D88D833D0.png" manifest:media-type="image/png"/>
  <manifest:file-entry manifest:full-path="Pictures/030333DB7D0B4040AEEEC4034A8519CB.png" manifest:media-type="image/png"/>
  <manifest:file-entry manifest:full-path="Pictures/FADD80DB39B349569C8E885392F4767F.png" manifest:media-type="image/png"/>
  <manifest:file-entry manifest:full-path="Pictures/80A8528F83E242D78832DAC5336B7522.png" manifest:media-type="image/png"/>
  <manifest:file-entry manifest:full-path="Pictures/EA5CDAD17C7F48C3A15DCBFDCBE5B23B.png" manifest:media-type="image/png"/>
  <manifest:file-entry manifest:full-path="Pictures/EFE1F0271C1C4888A4ACF9DA3B491DC2.png" manifest:media-type="image/png"/>
  <manifest:file-entry manifest:full-path="Pictures/A53ED30317634BC5ACC308CBCC5A385B.png" manifest:media-type="image/png"/>
  <manifest:file-entry manifest:full-path="Pictures/013E9F2D0D7249A1AD14865A919AC5E2.png" manifest:media-type="image/png"/>
  <manifest:file-entry manifest:full-path="Pictures/0685410F2D9546A3B1F8919E84C6CF6E.png" manifest:media-type="image/png"/>
  <manifest:file-entry manifest:full-path="Pictures/4C6644AE554E4CAF94B1A77B967891B9.png" manifest:media-type="image/png"/>
  <manifest:file-entry manifest:full-path="Pictures/7830ED43AF59472A9EA036E39B36D909.png" manifest:media-type="image/png"/>
  <manifest:file-entry manifest:full-path="Pictures/FCB70E78F4B74D119CAB963DCA75EAB1.png" manifest:media-type="image/png"/>
  <manifest:file-entry manifest:full-path="Pictures/71DAC135E60A46E18FAA1574DDCF8DC6.png" manifest:media-type="image/png"/>
  <manifest:file-entry manifest:full-path="Pictures/E92B6DCC3D8440D682FFE62874101525.png" manifest:media-type="image/png"/>
  <manifest:file-entry manifest:full-path="Pictures/AE0D4448BB3B41FB94C7525D1DF105D5.png" manifest:media-type="image/png"/>
  <manifest:file-entry manifest:full-path="Pictures/4AAB03E7BDAC41A1B90A281002F136EA.png" manifest:media-type="image/png"/>
  <manifest:file-entry manifest:full-path="Pictures/83FD3A87F32C4E489CA79AFC712ECE8F.png" manifest:media-type="image/png"/>
  <manifest:file-entry manifest:full-path="Pictures/B15DEC64B4C1497BA2CB0EA2475B8A6B.png" manifest:media-type="image/png"/>
  <manifest:file-entry manifest:full-path="Pictures/EDF72106E9E84522AE220863DD5EC58C.png" manifest:media-type="image/png"/>
  <manifest:file-entry manifest:full-path="Pictures/4B4BAB50458C490FADA11F08F3E503DA.png" manifest:media-type="image/png"/>
  <manifest:file-entry manifest:full-path="Pictures/AB0A00FFFCD94B7AB31F8CCAACC3F36C.png" manifest:media-type="image/png"/>
  <manifest:file-entry manifest:full-path="Pictures/50739AEEABA04DC5B5733395F8425DA2.png" manifest:media-type="image/png"/>
  <manifest:file-entry manifest:full-path="Pictures/8E2D5210DE3A43F792A244D0E98BE8D5.png" manifest:media-type="image/png"/>
  <manifest:file-entry manifest:full-path="Pictures/B247D160E3B34C2580CC68125F977D28.png" manifest:media-type="image/png"/>
  <manifest:file-entry manifest:full-path="Pictures/E81F03FC70A84C22948EAB3421FF8B71.png" manifest:media-type="image/png"/>
  <manifest:file-entry manifest:full-path="Pictures/B0435A9AE23A452ABBBFFEC8C05C7FBE.png" manifest:media-type="image/png"/>
  <manifest:file-entry manifest:full-path="Pictures/3EEAC38D4F21424484C0D8BFE627E106.png" manifest:media-type="image/png"/>
  <manifest:file-entry manifest:full-path="Pictures/94B91E332FE2466DB2E30AABA0ED9C6F.png" manifest:media-type="image/png"/>
  <manifest:file-entry manifest:full-path="Pictures/0E15783AC81C4C28948D2E89BA079C16.png" manifest:media-type="image/png"/>
  <manifest:file-entry manifest:full-path="Pictures/FE9156BA791E4E6A98F1E161B0575250.png" manifest:media-type="image/png"/>
  <manifest:file-entry manifest:full-path="Pictures/C9A6F4E3E2214EA3AFF0EAE0EB35F599.png" manifest:media-type="image/png"/>
  <manifest:file-entry manifest:full-path="Pictures/0C05F65C63F446B1843A8101503711FF.png" manifest:media-type="image/png"/>
  <manifest:file-entry manifest:full-path="Pictures/51DC42D01BC54775BE6699F36AB0C2E0.png" manifest:media-type="image/png"/>
  <manifest:file-entry manifest:full-path="Pictures/B64C8AF099DF4D72B9E2DF668CDD90EF.png" manifest:media-type="image/png"/>
  <manifest:file-entry manifest:full-path="Pictures/26CE1B55459B49F0B2BE1A87732536B5.png" manifest:media-type="image/png"/>
  <manifest:file-entry manifest:full-path="Pictures/28EF3F70A9554AADBD07F694CE01C4DA.png" manifest:media-type="image/png"/>
  <manifest:file-entry manifest:full-path="Pictures/E932C779AE994F4AB0AC76C5B11118E3.png" manifest:media-type="image/png"/>
  <manifest:file-entry manifest:full-path="Pictures/3C50E576E80D450AA65BBAC18A465248.png" manifest:media-type="image/png"/>
  <manifest:file-entry manifest:full-path="Pictures/DD1F92EBCF6647F7B80C4E3B6EC87BAB.png" manifest:media-type="image/png"/>
  <manifest:file-entry manifest:full-path="Pictures/8728993212AE49D392AE951C54923EDB.png" manifest:media-type="image/png"/>
  <manifest:file-entry manifest:full-path="Pictures/BCF156F3C768450782D77E0A22EDAC80.png" manifest:media-type="image/png"/>
  <manifest:file-entry manifest:full-path="Pictures/EB87C7CC11084ED2A77AFCF31E7F97DE.png" manifest:media-type="image/png"/>
  <manifest:file-entry manifest:full-path="Pictures/9A5EC25CFED74FD9A937079807280628.png" manifest:media-type="image/png"/>
  <manifest:file-entry manifest:full-path="Pictures/856F73875F1140CDBAE2981D6D9BB19B.png" manifest:media-type="image/png"/>
  <manifest:file-entry manifest:full-path="Pictures/3B5782235DAB441DA6A6E69AA39C2C62.png" manifest:media-type="image/png"/>
  <manifest:file-entry manifest:full-path="Pictures/5286A246F50B43F5A6BCDA22DE5115EC.png" manifest:media-type="image/png"/>
  <manifest:file-entry manifest:full-path="Pictures/EB068B5F80F744AD982E98AC82F770B8.png" manifest:media-type="image/png"/>
  <manifest:file-entry manifest:full-path="Pictures/D7E70AC0EC5341A387F755DFC6179A36.png" manifest:media-type="image/png"/>
  <manifest:file-entry manifest:full-path="Pictures/EBE16064739042BD93440D3C28369FF8.png" manifest:media-type="image/png"/>
  <manifest:file-entry manifest:full-path="Pictures/B1CB88B0E52F492384FFBC813E4BF8F1.png" manifest:media-type="image/png"/>
  <manifest:file-entry manifest:full-path="Pictures/542406B73B9C42A2BB79005CBCA9679F.png" manifest:media-type="image/png"/>
  <manifest:file-entry manifest:full-path="Pictures/E8103E35A5AC4531A3025DAD9A0EA9EE.png" manifest:media-type="image/png"/>
  <manifest:file-entry manifest:full-path="Pictures/BD95E3B0A6D04D528C2124C96F47F36A.png" manifest:media-type="image/png"/>
  <manifest:file-entry manifest:full-path="Pictures/B74F153FCB5D45388E428249717ED2AF.png" manifest:media-type="image/png"/>
  <manifest:file-entry manifest:full-path="Pictures/CEA0ECBB69D84082BFAA7BFA7D0FF99C.png" manifest:media-type="image/png"/>
  <manifest:file-entry manifest:full-path="Pictures/739E997ED1854DE3B5900ACCA40E350F.png" manifest:media-type="image/png"/>
  <manifest:file-entry manifest:full-path="Pictures/2F32201F14A145A5A8F96D47A0378D45.png" manifest:media-type="image/png"/>
  <manifest:file-entry manifest:full-path="Pictures/6487E893EB0C4368A0869ACD25D2ABB1.png" manifest:media-type="image/png"/>
  <manifest:file-entry manifest:full-path="Pictures/933B849204E64E2C9443C87124FFA335.png" manifest:media-type="image/png"/>
  <manifest:file-entry manifest:full-path="Pictures/F263F000914E4A1EAC4C4A11769B27C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>
    <style:style style:name="Page5.4083333333333331.75MasterPage" style:family="paragraph" style:master-page-name="Page5.4083333333333331.75Master" style:display-name="Page5.4083333333333331.75MasterPage">
      <style:paragraph-properties fo:break-before="page"/>
    </style:style>
  </office:automatic-styles>
  <office:body>
    <office:text>
      <text:p text:style-name="Page5.4083333333333331.75MasterPage"><draw:frame draw:style-name="FrameStyle" svg:width="0.21666666666666667in" svg:height="0.175in" svg:x="3.9583333333333335in" svg:y="0.175in" text:anchor-type="paragraph"><draw:text-box><text:p text:style-name="boxSans4.00.00.00">ОЛ</text:p></draw:text-box></draw:frame><draw:frame draw:style-name="Photo" svg:x="3.85in" svg:y="0.18333333333333332in" svg:width="0.09166666666666666in" svg:height="0.15833333333333333in" text:anchor-type="paragraph"><draw:image xlink:href="Pictures/3B2CD930D59E483D8A9A887FE4E90E9C.png"/></draw:frame><draw:frame draw:style-name="Photo" svg:x="2.058333333333333in" svg:y="0.21666666666666667in" svg:width="0.1in" svg:height="0.125in" text:anchor-type="paragraph"><draw:image xlink:href="Pictures/2E54E36A6D07417C8CC5F5F8D384CDED.png"/></draw:frame><draw:frame draw:style-name="Photo" svg:x="0.1in" svg:y="0.21666666666666667in" svg:width="0.10833333333333334in" svg:height="0.13333333333333333in" text:anchor-type="paragraph"><draw:image xlink:href="Pictures/CCA62C684F774C68A95FD5F810967028.png"/></draw:frame><draw:frame draw:style-name="Photo" svg:x="0.21666666666666667in" svg:y="0.21666666666666667in" svg:width="0.10833333333333334in" svg:height="0.125in" text:anchor-type="paragraph"><draw:image xlink:href="Pictures/B451E9ED4E96411B9D4C86F1D9F934F8.png"/></draw:frame><draw:frame draw:style-name="Photo" svg:x="0.3333333333333333in" svg:y="0.21666666666666667in" svg:width="0.1in" svg:height="0.11666666666666667in" text:anchor-type="paragraph"><draw:image xlink:href="Pictures/D24C3728A4B24F2EB235FF9EBC0685D2.png"/></draw:frame><draw:frame draw:style-name="Photo" svg:x="0.6666666666666666in" svg:y="0.21666666666666667in" svg:width="0.1in" svg:height="0.125in" text:anchor-type="paragraph"><draw:image xlink:href="Pictures/1849097A5F95412BA05BC1642CB5CA4F.png"/></draw:frame><draw:frame draw:style-name="Photo" svg:x="1.6083333333333334in" svg:y="0.21666666666666667in" svg:width="0.09166666666666666in" svg:height="0.125in" text:anchor-type="paragraph"><draw:image xlink:href="Pictures/7289CF4D601148F4A60E9E2A934C6070.png"/></draw:frame><draw:frame draw:style-name="Photo" svg:x="0.775in" svg:y="0.21666666666666667in" svg:width="0.125in" svg:height="0.11666666666666667in" text:anchor-type="paragraph"><draw:image xlink:href="Pictures/0139802570E342E8AA2734791FE40E10.png"/></draw:frame><draw:frame draw:style-name="Photo" svg:x="1.3666666666666667in" svg:y="0.225in" svg:width="0.225in" svg:height="0.11666666666666667in" text:anchor-type="paragraph"><draw:image xlink:href="Pictures/307AACD355784F4D91AB56AB990565E8.png"/></draw:frame><draw:frame draw:style-name="Photo" svg:x="0.44166666666666665in" svg:y="0.225in" svg:width="0.21666666666666667in" svg:height="0.125in" text:anchor-type="paragraph"><draw:image xlink:href="Pictures/79FA410AF3FB44F89983F1AD594E57A3.png"/></draw:frame><draw:frame draw:style-name="Photo" svg:x="1.1083333333333334in" svg:y="0.225in" svg:width="0.09166666666666666in" svg:height="0.11666666666666667in" text:anchor-type="paragraph"><draw:image xlink:href="Pictures/2DAEE7D8189D4A26920550450E098D08.png"/></draw:frame><draw:frame draw:style-name="Photo" svg:x="3.1416666666666666in" svg:y="0.225in" svg:width="0.11666666666666667in" svg:height="0.11666666666666667in" text:anchor-type="paragraph"><draw:image xlink:href="Pictures/C3A3259EDD4B421FB733DD7D342DDA80.png"/></draw:frame><draw:frame draw:style-name="Photo" svg:x="0.925in" svg:y="0.225in" svg:width="0.11666666666666667in" svg:height="0.11666666666666667in" text:anchor-type="paragraph"><draw:image xlink:href="Pictures/87906DE5DAF349F5B6BFA8AC984D49CA.png"/></draw:frame><draw:frame draw:style-name="Photo" svg:x="1.2166666666666666in" svg:y="0.225in" svg:width="0.09166666666666666in" svg:height="0.11666666666666667in" text:anchor-type="paragraph"><draw:image xlink:href="Pictures/1968F2E88760403F886978A26D5B801C.png"/></draw:frame><draw:frame draw:style-name="Photo" svg:x="1.7083333333333333in" svg:y="0.225in" svg:width="0.1in" svg:height="0.11666666666666667in" text:anchor-type="paragraph"><draw:image xlink:href="Pictures/FDE3C3850D9145DCB8CDBD4CCD58E801.png"/></draw:frame><draw:frame draw:style-name="Photo" svg:x="1.8333333333333333in" svg:y="0.225in" svg:width="0.10833333333333334in" svg:height="0.11666666666666667in" text:anchor-type="paragraph"><draw:image xlink:href="Pictures/4C1F32B72001457EB373D107FF8FA04B.png"/></draw:frame><draw:frame draw:style-name="Photo" svg:x="3.2666666666666666in" svg:y="0.225in" svg:width="0.20833333333333334in" svg:height="0.11666666666666667in" text:anchor-type="paragraph"><draw:image xlink:href="Pictures/A5EB2682D45E4CCA9D46D57B8C48B246.png"/></draw:frame><draw:frame draw:style-name="Photo" svg:x="2.175in" svg:y="0.225in" svg:width="0.14166666666666666in" svg:height="0.11666666666666667in" text:anchor-type="paragraph"><draw:image xlink:href="Pictures/B7462477AAA149DA9DE763A407DCDCBD.png"/></draw:frame><draw:frame draw:style-name="Photo" svg:x="2.75in" svg:y="0.225in" svg:width="0.23333333333333334in" svg:height="0.125in" text:anchor-type="paragraph"><draw:image xlink:href="Pictures/8D675939A12B4919B57E4E491CB62142.png"/></draw:frame><draw:frame draw:style-name="Photo" svg:x="3.6083333333333334in" svg:y="0.225in" svg:width="0.175in" svg:height="0.11666666666666667in" text:anchor-type="paragraph"><draw:image xlink:href="Pictures/223CE57336D24491B1C230B622336590.png"/></draw:frame><draw:frame draw:style-name="Photo" svg:x="2.9916666666666667in" svg:y="0.225in" svg:width="0.06666666666666667in" svg:height="0.11666666666666667in" text:anchor-type="paragraph"><draw:image xlink:href="Pictures/78783564921E40D88204F89FC144AC4F.png"/></draw:frame><draw:frame draw:style-name="Photo" svg:x="2.325in" svg:y="0.23333333333333334in" svg:width="0.09166666666666666in" svg:height="0.10833333333333334in" text:anchor-type="paragraph"><draw:image xlink:href="Pictures/309F97E2B16C465681C044B65CFEB344.png"/></draw:frame><draw:frame draw:style-name="Photo" svg:x="4.191666666666666in" svg:y="0.23333333333333334in" svg:width="0.09166666666666666in" svg:height="0.10833333333333334in" text:anchor-type="paragraph"><draw:image xlink:href="Pictures/1D064C689EAD4B9A9B8BBD3ECCB254F7.png"/></draw:frame><draw:frame draw:style-name="Photo" svg:x="1.9583333333333333in" svg:y="0.23333333333333334in" svg:width="0.09166666666666666in" svg:height="0.10833333333333334in" text:anchor-type="paragraph"><draw:image xlink:href="Pictures/ABCF88D207504CBB86CA8F4840E9154C.png"/></draw:frame><draw:frame draw:style-name="Photo" svg:x="1.3166666666666667in" svg:y="0.23333333333333334in" svg:width="0.03333333333333333in" svg:height="0.10833333333333334in" text:anchor-type="paragraph"><draw:image xlink:href="Pictures/3E590F5CD95548509A576F22F9449DF1.png"/></draw:frame><draw:frame draw:style-name="Photo" svg:x="2.65in" svg:y="0.23333333333333334in" svg:width="0.09166666666666666in" svg:height="0.10833333333333334in" text:anchor-type="paragraph"><draw:image xlink:href="Pictures/7FB8BAC13DCA40FA87C7184C82C17668.png"/></draw:frame><draw:frame draw:style-name="Photo" svg:x="3.4833333333333334in" svg:y="0.23333333333333334in" svg:width="0.10833333333333334in" svg:height="0.11666666666666667in" text:anchor-type="paragraph"><draw:image xlink:href="Pictures/41F6C18362D740ECBFCFB4E2CA5B57F5.png"/></draw:frame><draw:frame draw:style-name="Photo" svg:x="4.3in" svg:y="0.23333333333333334in" svg:width="0.15833333333333333in" svg:height="0.10833333333333334in" text:anchor-type="paragraph"><draw:image xlink:href="Pictures/4E7AA9C978F1412CBD72B2B7557F5AF9.png"/></draw:frame><draw:frame draw:style-name="Photo" svg:x="2.4916666666666667in" svg:y="0.23333333333333334in" svg:width="0.09166666666666666in" svg:height="0.10833333333333334in" text:anchor-type="paragraph"><draw:image xlink:href="Pictures/08EF50307F8042C68A3E6C2AEDF5DE16.png"/></draw:frame><draw:frame draw:style-name="Photo" svg:x="5.141666666666667in" svg:y="0.23333333333333334in" svg:width="0.15in" svg:height="0.11666666666666667in" text:anchor-type="paragraph"><draw:image xlink:href="Pictures/2FACE6328C0F454393D8D97010882497.png"/></draw:frame><draw:frame draw:style-name="Photo" svg:x="4.466666666666667in" svg:y="0.23333333333333334in" svg:width="0.10833333333333334in" svg:height="0.14166666666666666in" text:anchor-type="paragraph"><draw:image xlink:href="Pictures/E5AE02678FE64B81BE712D9C1352F72C.png"/></draw:frame><draw:frame draw:style-name="Photo" svg:x="4.583333333333333in" svg:y="0.23333333333333334in" svg:width="0.14166666666666666in" svg:height="0.11666666666666667in" text:anchor-type="paragraph"><draw:image xlink:href="Pictures/6AE060F5EC7D4797AFBCF02FA8B02902.png"/></draw:frame><draw:frame draw:style-name="Photo" svg:x="4.908333333333333in" svg:y="0.23333333333333334in" svg:width="0.20833333333333334in" svg:height="0.11666666666666667in" text:anchor-type="paragraph"><draw:image xlink:href="Pictures/93253F33484243D6BF4D9E557AEBCE66.png"/></draw:frame><draw:frame draw:style-name="Photo" svg:x="4.783333333333333in" svg:y="0.23333333333333334in" svg:width="0.11666666666666667in" svg:height="0.11666666666666667in" text:anchor-type="paragraph"><draw:image xlink:href="Pictures/9B24FE1529504996902031FEC123AB33.png"/></draw:frame><draw:frame draw:style-name="Photo" svg:x="4.808333333333334in" svg:y="0.425in" svg:width="0.15833333333333333in" svg:height="0.15833333333333333in" text:anchor-type="paragraph"><draw:image xlink:href="Pictures/9F2E1AFAABDE4982902A65E3D27F8E4D.png"/></draw:frame><draw:frame draw:style-name="Photo" svg:x="0.6333333333333333in" svg:y="0.4583333333333333in" svg:width="0.10833333333333334in" svg:height="0.11666666666666667in" text:anchor-type="paragraph"><draw:image xlink:href="Pictures/BCF70335741D47C7AC0067180C814368.png"/></draw:frame><draw:frame draw:style-name="Photo" svg:x="0.45in" svg:y="0.4583333333333333in" svg:width="0.075in" svg:height="0.11666666666666667in" text:anchor-type="paragraph"><draw:image xlink:href="Pictures/4ADF0C3375FE482CAE83273B2D2C2C66.png"/></draw:frame><draw:frame draw:style-name="Photo" svg:x="2.1666666666666665in" svg:y="0.4583333333333333in" svg:width="0.25833333333333336in" svg:height="0.125in" text:anchor-type="paragraph"><draw:image xlink:href="Pictures/41B9193FC2094C119170064D5764D08D.png"/></draw:frame><draw:frame draw:style-name="Photo" svg:x="0.21666666666666667in" svg:y="0.4583333333333333in" svg:width="0.09166666666666666in" svg:height="0.10833333333333334in" text:anchor-type="paragraph"><draw:image xlink:href="Pictures/C8C7953AF853495A8F0D184EA348F5FE.png"/></draw:frame><draw:frame draw:style-name="Photo" svg:x="0.31666666666666665in" svg:y="0.4583333333333333in" svg:width="0.10833333333333334in" svg:height="0.11666666666666667in" text:anchor-type="paragraph"><draw:image xlink:href="Pictures/244027631DCC46BE8558200CDF935F35.png"/></draw:frame><draw:frame draw:style-name="Photo" svg:x="1.375in" svg:y="0.4583333333333333in" svg:width="0.1in" svg:height="0.11666666666666667in" text:anchor-type="paragraph"><draw:image xlink:href="Pictures/DAF3A82043C84FAC99CD2805BD825413.png"/></draw:frame><draw:frame draw:style-name="Photo" svg:x="1.05in" svg:y="0.4583333333333333in" svg:width="0.09166666666666666in" svg:height="0.11666666666666667in" text:anchor-type="paragraph"><draw:image xlink:href="Pictures/E5B604422C0D4078BA6E50FC18B78693.png"/></draw:frame><draw:frame draw:style-name="Photo" svg:x="1.15in" svg:y="0.4583333333333333in" svg:width="0.1in" svg:height="0.11666666666666667in" text:anchor-type="paragraph"><draw:image xlink:href="Pictures/D15349D565C3467B93E5B9EA6554CA4E.png"/></draw:frame><draw:frame draw:style-name="Photo" svg:x="0.925in" svg:y="0.4583333333333333in" svg:width="0.1in" svg:height="0.11666666666666667in" text:anchor-type="paragraph"><draw:image xlink:href="Pictures/3BB034004AB94EC2A0F9E037B2AB27A7.png"/></draw:frame><draw:frame draw:style-name="Photo" svg:x="0.8083333333333333in" svg:y="0.4583333333333333in" svg:width="0.10833333333333334in" svg:height="0.13333333333333333in" text:anchor-type="paragraph"><draw:image xlink:href="Pictures/B7BF2BEB397F4D3991A0BF2757B8E9ED.png"/></draw:frame><draw:frame draw:style-name="Photo" svg:x="1.7333333333333334in" svg:y="0.4583333333333333in" svg:width="0.08333333333333333in" svg:height="0.11666666666666667in" text:anchor-type="paragraph"><draw:image xlink:href="Pictures/9E129C3CE15B4A3D9C85D47DF883B1F0.png"/></draw:frame><draw:frame draw:style-name="Photo" svg:x="1.8333333333333333in" svg:y="0.4583333333333333in" svg:width="0.13333333333333333in" svg:height="0.11666666666666667in" text:anchor-type="paragraph"><draw:image xlink:href="Pictures/7D93611E9B2A439CBAC6E06C92463DD6.png"/></draw:frame><draw:frame draw:style-name="Photo" svg:x="1.6166666666666667in" svg:y="0.4583333333333333in" svg:width="0.1in" svg:height="0.11666666666666667in" text:anchor-type="paragraph"><draw:image xlink:href="Pictures/7841771AFB8F43EF82C17E7B73D6F94F.png"/></draw:frame><draw:frame draw:style-name="Photo" svg:x="2.8in" svg:y="0.4583333333333333in" svg:width="0.1in" svg:height="0.11666666666666667in" text:anchor-type="paragraph"><draw:image xlink:href="Pictures/C6510159F9464EB0BDCA82099A7F89BA.png"/></draw:frame><draw:frame draw:style-name="Photo" svg:x="0.55in" svg:y="0.4583333333333333in" svg:width="0.075in" svg:height="0.11666666666666667in" text:anchor-type="paragraph"><draw:image xlink:href="Pictures/1BA0AF6918F64E83B75D0C5276AC569E.png"/></draw:frame><draw:frame draw:style-name="Photo" svg:x="0.10833333333333334in" svg:y="0.4583333333333333in" svg:width="0.09166666666666666in" svg:height="0.11666666666666667in" text:anchor-type="paragraph"><draw:image xlink:href="Pictures/08DC997CDDF84456813C5FAEDDE384C3.png"/></draw:frame><draw:frame draw:style-name="Photo" svg:x="4.291666666666667in" svg:y="0.4666666666666667in" svg:width="0.09166666666666666in" svg:height="0.11666666666666667in" text:anchor-type="paragraph"><draw:image xlink:href="Pictures/57A632C43E9243B5B442C7EB9FCAD16F.png"/></draw:frame><draw:frame draw:style-name="Photo" svg:x="2.033333333333333in" svg:y="0.4666666666666667in" svg:width="0.10833333333333334in" svg:height="0.10833333333333334in" text:anchor-type="paragraph"><draw:image xlink:href="Pictures/B70F7226CEFF49CEA0435B8B459154F5.png"/></draw:frame><draw:frame draw:style-name="Photo" svg:x="3.9583333333333335in" svg:y="0.4666666666666667in" svg:width="0.325in" svg:height="0.13333333333333333in" text:anchor-type="paragraph"><draw:image xlink:href="Pictures/C744F2644CA4413BA88BF4349AABE5AF.png"/></draw:frame><draw:frame draw:style-name="Photo" svg:x="3.4in" svg:y="0.4666666666666667in" svg:width="0.125in" svg:height="0.10833333333333334in" text:anchor-type="paragraph"><draw:image xlink:href="Pictures/473D8A193B3E411396C21EB5EB529643.png"/></draw:frame><draw:frame draw:style-name="Photo" svg:x="2.925in" svg:y="0.4666666666666667in" svg:width="0.11666666666666667in" svg:height="0.10833333333333334in" text:anchor-type="paragraph"><draw:image xlink:href="Pictures/3C2905CACA014FE29E78B6BE710B14C8.png"/></draw:frame><draw:frame draw:style-name="Photo" svg:x="3.841666666666667in" svg:y="0.4666666666666667in" svg:width="0.10833333333333334in" svg:height="0.11666666666666667in" text:anchor-type="paragraph"><draw:image xlink:href="Pictures/A046AD4EED614D69957DA2D1F76033A5.png"/></draw:frame><draw:frame draw:style-name="Photo" svg:x="3.55in" svg:y="0.4666666666666667in" svg:width="0.10833333333333334in" svg:height="0.10833333333333334in" text:anchor-type="paragraph"><draw:image xlink:href="Pictures/4427B496BACB4CF49CE364FB7B8C7D4E.png"/></draw:frame><draw:frame draw:style-name="Photo" svg:x="2.625in" svg:y="0.4666666666666667in" svg:width="0.08333333333333333in" svg:height="0.10833333333333334in" text:anchor-type="paragraph"><draw:image xlink:href="Pictures/9C60807B9318495493291459D933B54E.png"/></draw:frame><draw:frame draw:style-name="Photo" svg:x="3.05in" svg:y="0.4666666666666667in" svg:width="0.08333333333333333in" svg:height="0.10833333333333334in" text:anchor-type="paragraph"><draw:image xlink:href="Pictures/72A5680E304A4B058861EF9CBA03864B.png"/></draw:frame><draw:frame draw:style-name="Photo" svg:x="3.158333333333333in" svg:y="0.4666666666666667in" svg:width="0.225in" svg:height="0.10833333333333334in" text:anchor-type="paragraph"><draw:image xlink:href="Pictures/63802B573D2640D4AD9E43CD1A7A4779.png"/></draw:frame><draw:frame draw:style-name="Photo" svg:x="2.45in" svg:y="0.4666666666666667in" svg:width="0.10833333333333334in" svg:height="0.10833333333333334in" text:anchor-type="paragraph"><draw:image xlink:href="Pictures/A12B63E9DD324856B8D2076ACFDDB79F.png"/></draw:frame><draw:frame draw:style-name="Photo" svg:x="1.2583333333333333in" svg:y="0.4666666666666667in" svg:width="0.10833333333333334in" svg:height="0.125in" text:anchor-type="paragraph"><draw:image xlink:href="Pictures/86FA5D3F697C4903AD5DF6279194542D.png"/></draw:frame><draw:frame draw:style-name="Photo" svg:x="4.55in" svg:y="0.475in" svg:width="0.11666666666666667in" svg:height="0.10833333333333334in" text:anchor-type="paragraph"><draw:image xlink:href="Pictures/227CB48816424E029179EAADE88A906C.png"/></draw:frame><draw:frame draw:style-name="Photo" svg:x="4.408333333333333in" svg:y="0.475in" svg:width="0.11666666666666667in" svg:height="0.10833333333333334in" text:anchor-type="paragraph"><draw:image xlink:href="Pictures/8FBE54DADB9648B38C4B1084CC15D0F4.png"/></draw:frame><draw:frame draw:style-name="Photo" svg:x="4.975in" svg:y="0.475in" svg:width="0.10833333333333334in" svg:height="0.10833333333333334in" text:anchor-type="paragraph"><draw:image xlink:href="Pictures/7ECB1B2FCA754DAC81680B1FF338BF59.png"/></draw:frame><draw:frame draw:style-name="Photo" svg:x="3.725in" svg:y="0.475in" svg:width="0.10833333333333334in" svg:height="0.125in" text:anchor-type="paragraph"><draw:image xlink:href="Pictures/A99937D050E64A58B1CCE5F8AE1E4E8D.png"/></draw:frame><draw:frame draw:style-name="Photo" svg:x="5.1in" svg:y="0.475in" svg:width="0.1in" svg:height="0.10833333333333334in" text:anchor-type="paragraph"><draw:image xlink:href="Pictures/3C4E9709A6BF439D996047F70DF7EB09.png"/></draw:frame><draw:frame draw:style-name="Photo" svg:x="5.216666666666667in" svg:y="0.5166666666666667in" svg:width="0.058333333333333334in" svg:height="0.025in" text:anchor-type="paragraph"><draw:image xlink:href="Pictures/6B7651EB2492498EA5689B10962E7759.png"/></draw:frame><draw:frame draw:style-name="Photo" svg:x="1.4916666666666667in" svg:y="0.55in" svg:width="0.025in" svg:height="0.058333333333333334in" text:anchor-type="paragraph"><draw:image xlink:href="Pictures/D0F55B3CD1BF44A3B02D127F1F4337B9.png"/></draw:frame><draw:frame draw:style-name="Photo" svg:x="4.691666666666666in" svg:y="0.5583333333333333in" svg:width="0.025in" svg:height="0.025in" text:anchor-type="paragraph"><draw:image xlink:href="Pictures/6377E7B6B21549F19F0488CE78ECD5DC.png"/></draw:frame><draw:frame draw:style-name="Photo" svg:x="4.975in" svg:y="0.5833333333333334in" svg:width="0.041666666666666664in" svg:height="0.041666666666666664in" text:anchor-type="paragraph"><draw:image xlink:href="Pictures/06040D34DD8649F788ECAEA8B720B9C9.png"/></draw:frame><draw:frame draw:style-name="Photo" svg:x="0.525in" svg:y="0.6916666666666667in" svg:width="0.09166666666666666in" svg:height="0.11666666666666667in" text:anchor-type="paragraph"><draw:image xlink:href="Pictures/D3685D9E815E454D978D689C661709AA.png"/></draw:frame><draw:frame draw:style-name="Photo" svg:x="0.11666666666666667in" svg:y="0.7in" svg:width="0.075in" svg:height="0.10833333333333334in" text:anchor-type="paragraph"><draw:image xlink:href="Pictures/83D6594765E54CE0B59083BAE92A240A.png"/></draw:frame><draw:frame draw:style-name="Photo" svg:x="0.875in" svg:y="0.7in" svg:width="0.10833333333333334in" svg:height="0.11666666666666667in" text:anchor-type="paragraph"><draw:image xlink:href="Pictures/B082996C465147A7A5FD730BE1ABEAFB.png"/></draw:frame><draw:frame draw:style-name="Photo" svg:x="2.9833333333333334in" svg:y="0.7in" svg:width="0.09166666666666666in" svg:height="0.11666666666666667in" text:anchor-type="paragraph"><draw:image xlink:href="Pictures/1B860066CE494448990FA1AF66509892.png"/></draw:frame><draw:frame draw:style-name="Photo" svg:x="2.15in" svg:y="0.7in" svg:width="0.09166666666666666in" svg:height="0.11666666666666667in" text:anchor-type="paragraph"><draw:image xlink:href="Pictures/BDC9FE4834E0426CAEDC1C1E5879F073.png"/></draw:frame><draw:frame draw:style-name="Photo" svg:x="0.2in" svg:y="0.7in" svg:width="0.10833333333333334in" svg:height="0.14166666666666666in" text:anchor-type="paragraph"><draw:image xlink:href="Pictures/5B5F491C32204C6A9119C76A8CBDF5EA.png"/></draw:frame><draw:frame draw:style-name="Photo" svg:x="1.725in" svg:y="0.7in" svg:width="0.19166666666666668in" svg:height="0.11666666666666667in" text:anchor-type="paragraph"><draw:image xlink:href="Pictures/A53D4B829BC3414B9557FC57ED482852.png"/></draw:frame><draw:frame draw:style-name="Photo" svg:x="2.45in" svg:y="0.7in" svg:width="0.09166666666666666in" svg:height="0.11666666666666667in" text:anchor-type="paragraph"><draw:image xlink:href="Pictures/B697363FF73842E4B24AE8AE085FAFBC.png"/></draw:frame><draw:frame draw:style-name="Photo" svg:x="0.6333333333333333in" svg:y="0.7in" svg:width="0.10833333333333334in" svg:height="0.11666666666666667in" text:anchor-type="paragraph"><draw:image xlink:href="Pictures/4CCEDCE8E4854A8BAFA9FCD880155096.png"/></draw:frame><draw:frame draw:style-name="Photo" svg:x="0.31666666666666665in" svg:y="0.7in" svg:width="0.08333333333333333in" svg:height="0.10833333333333334in" text:anchor-type="paragraph"><draw:image xlink:href="Pictures/7A9052C72CD94545B0604562773117B7.png"/></draw:frame><draw:frame draw:style-name="Photo" svg:x="1.125in" svg:y="0.7in" svg:width="0.09166666666666666in" svg:height="0.11666666666666667in" text:anchor-type="paragraph"><draw:image xlink:href="Pictures/AF563289EF004CC0BCDB9C9DC9267A4E.png"/></draw:frame><draw:frame draw:style-name="Photo" svg:x="1.225in" svg:y="0.7in" svg:width="0.09166666666666666in" svg:height="0.10833333333333334in" text:anchor-type="paragraph"><draw:image xlink:href="Pictures/A70147C5805A4A70A956F4342887E747.png"/></draw:frame><draw:frame draw:style-name="Photo" svg:x="0.4166666666666667in" svg:y="0.7in" svg:width="0.09166666666666666in" svg:height="0.10833333333333334in" text:anchor-type="paragraph"><draw:image xlink:href="Pictures/3462DB32042D4C29BE21CD2058D8B831.png"/></draw:frame><draw:frame draw:style-name="Photo" svg:x="4.25in" svg:y="0.7083333333333334in" svg:width="0.03333333333333333in" svg:height="0.10833333333333334in" text:anchor-type="paragraph"><draw:image xlink:href="Pictures/02ED3EFFB5FE41199AA9AF66EFA6D5EB.png"/></draw:frame><draw:frame draw:style-name="Photo" svg:x="1.3333333333333333in" svg:y="0.7083333333333334in" svg:width="0.08333333333333333in" svg:height="0.10833333333333334in" text:anchor-type="paragraph"><draw:image xlink:href="Pictures/18D59957B40244D0B19049977E92A867.png"/></draw:frame><draw:frame draw:style-name="Photo" svg:x="0.7666666666666667in" svg:y="0.7083333333333334in" svg:width="0.09166666666666666in" svg:height="0.10833333333333334in" text:anchor-type="paragraph"><draw:image xlink:href="Pictures/451A0AA2B5784322987F56EC2981A3F6.png"/></draw:frame><draw:frame draw:style-name="Photo" svg:x="3.2083333333333335in" svg:y="0.7083333333333334in" svg:width="0.08333333333333333in" svg:height="0.10833333333333334in" text:anchor-type="paragraph"><draw:image xlink:href="Pictures/BF013934F66346D99E72BA1CD5B378A7.png"/></draw:frame><draw:frame draw:style-name="Photo" svg:x="3.3in" svg:y="0.7083333333333334in" svg:width="0.08333333333333333in" svg:height="0.10833333333333334in" text:anchor-type="paragraph"><draw:image xlink:href="Pictures/BA694C504DBE4A8B97BB1647F5F05133.png"/></draw:frame><draw:frame draw:style-name="Photo" svg:x="3.691666666666667in" svg:y="0.7083333333333334in" svg:width="0.09166666666666666in" svg:height="0.10833333333333334in" text:anchor-type="paragraph"><draw:image xlink:href="Pictures/FC354895E4854E84BDE38435A0B7DCA3.png"/></draw:frame><draw:frame draw:style-name="Photo" svg:x="2.3583333333333334in" svg:y="0.7083333333333334in" svg:width="0.08333333333333333in" svg:height="0.10833333333333334in" text:anchor-type="paragraph"><draw:image xlink:href="Pictures/0625DA96140E4BBCA7C1B7115A86F44D.png"/></draw:frame><draw:frame draw:style-name="Photo" svg:x="3.9in" svg:y="0.7083333333333334in" svg:width="0.06666666666666667in" svg:height="0.10833333333333334in" text:anchor-type="paragraph"><draw:image xlink:href="Pictures/23F3971CD0FD470AAE45E9F4492D72B3.png"/></draw:frame><draw:frame draw:style-name="Photo" svg:x="1.9333333333333333in" svg:y="0.7083333333333334in" svg:width="0.10833333333333334in" svg:height="0.10833333333333334in" text:anchor-type="paragraph"><draw:image xlink:href="Pictures/50E36A14F5314EC5AFBDB506309F0911.png"/></draw:frame><draw:frame draw:style-name="Photo" svg:x="2.558333333333333in" svg:y="0.7083333333333334in" svg:width="0.09166666666666666in" svg:height="0.10833333333333334in" text:anchor-type="paragraph"><draw:image xlink:href="Pictures/B858C5B0DF7F4A43A8516BCD29AB351E.png"/></draw:frame><draw:frame draw:style-name="Photo" svg:x="4.0in" svg:y="0.7083333333333334in" svg:width="0.125in" svg:height="0.10833333333333334in" text:anchor-type="paragraph"><draw:image xlink:href="Pictures/55428989075D41ECB2334630D156C4BD.png"/></draw:frame><draw:frame draw:style-name="Photo" svg:x="1.475in" svg:y="0.7083333333333334in" svg:width="0.11666666666666667in" svg:height="0.125in" text:anchor-type="paragraph"><draw:image xlink:href="Pictures/87C0609D13674128B7052A7596B5DEC7.png"/></draw:frame><draw:frame draw:style-name="Photo" svg:x="2.058333333333333in" svg:y="0.7083333333333334in" svg:width="0.08333333333333333in" svg:height="0.10833333333333334in" text:anchor-type="paragraph"><draw:image xlink:href="Pictures/88314B54225E48D9947D6FCF20C77A3C.png"/></draw:frame><draw:frame draw:style-name="Photo" svg:x="2.816666666666667in" svg:y="0.7083333333333334in" svg:width="0.1in" svg:height="0.10833333333333334in" text:anchor-type="paragraph"><draw:image xlink:href="Pictures/CFF787A91EE748B1AD0B0EDE74817C6B.png"/></draw:frame><draw:frame draw:style-name="Photo" svg:x="1.6in" svg:y="0.7083333333333334in" svg:width="0.10833333333333334in" svg:height="0.11666666666666667in" text:anchor-type="paragraph"><draw:image xlink:href="Pictures/5209EDCD993D4E59A8AE81D86D4A1ECC.png"/></draw:frame><draw:frame draw:style-name="Photo" svg:x="4.483333333333333in" svg:y="0.7083333333333334in" svg:width="0.09166666666666666in" svg:height="0.11666666666666667in" text:anchor-type="paragraph"><draw:image xlink:href="Pictures/B1A07FDD9B374099AF7D3763993C02FB.png"/></draw:frame><draw:frame draw:style-name="Photo" svg:x="2.7333333333333334in" svg:y="0.7083333333333334in" svg:width="0.075in" svg:height="0.10833333333333334in" text:anchor-type="paragraph"><draw:image xlink:href="Pictures/4D5F65B57D9C4234887CF81C4AFDEBFC.png"/></draw:frame><draw:frame draw:style-name="Photo" svg:x="4.358333333333333in" svg:y="0.7083333333333334in" svg:width="0.1in" svg:height="0.15in" text:anchor-type="paragraph"><draw:image xlink:href="Pictures/C3B502200D49490CB4A4E17BA12558BE.png"/></draw:frame><draw:frame draw:style-name="Photo" svg:x="3.566666666666667in" svg:y="0.7083333333333334in" svg:width="0.10833333333333334in" svg:height="0.10833333333333334in" text:anchor-type="paragraph"><draw:image xlink:href="Pictures/30E28D14D35A4EA18C23BACA74EEDB97.png"/></draw:frame><draw:frame draw:style-name="Photo" svg:x="3.4583333333333335in" svg:y="0.7083333333333334in" svg:width="0.1in" svg:height="0.10833333333333334in" text:anchor-type="paragraph"><draw:image xlink:href="Pictures/7B0D021C1BC64173847206A2B1DB4AEA.png"/></draw:frame><draw:frame draw:style-name="Photo" svg:x="2.25in" svg:y="0.7083333333333334in" svg:width="0.08333333333333333in" svg:height="0.10833333333333334in" text:anchor-type="paragraph"><draw:image xlink:href="Pictures/65CABB0827AA44789F752DF85EFA8DA0.png"/></draw:frame><draw:frame draw:style-name="Photo" svg:x="4.683333333333334in" svg:y="0.7083333333333334in" svg:width="0.09166666666666666in" svg:height="0.11666666666666667in" text:anchor-type="paragraph"><draw:image xlink:href="Pictures/8954F4A414774D8DAEF1045830973146.png"/></draw:frame><draw:frame draw:style-name="Photo" svg:x="4.783333333333333in" svg:y="0.7083333333333334in" svg:width="0.1in" svg:height="0.15in" text:anchor-type="paragraph"><draw:image xlink:href="Pictures/63505AB3324B4F0B96640F378BF10C9D.png"/></draw:frame><draw:frame draw:style-name="Photo" svg:x="4.583333333333333in" svg:y="0.7083333333333334in" svg:width="0.08333333333333333in" svg:height="0.11666666666666667in" text:anchor-type="paragraph"><draw:image xlink:href="Pictures/2E57BA81759442FCA9FFC985F92620C0.png"/></draw:frame><draw:frame draw:style-name="Photo" svg:x="1.0in" svg:y="0.7083333333333334in" svg:width="0.10833333333333334in" svg:height="0.10833333333333334in" text:anchor-type="paragraph"><draw:image xlink:href="Pictures/3139D12725B64872993B7DD69885931E.png"/></draw:frame><draw:frame draw:style-name="Photo" svg:x="4.158333333333333in" svg:y="0.7083333333333334in" svg:width="0.08333333333333333in" svg:height="0.10833333333333334in" text:anchor-type="paragraph"><draw:image xlink:href="Pictures/3E576FB52E584443A69DD93CC61DA16F.png"/></draw:frame><draw:frame draw:style-name="Photo" svg:x="3.0833333333333335in" svg:y="0.7083333333333334in" svg:width="0.1in" svg:height="0.10833333333333334in" text:anchor-type="paragraph"><draw:image xlink:href="Pictures/DA0BA3F5686B42F895A7B08FCD33A4D8.png"/></draw:frame><draw:frame draw:style-name="Photo" svg:x="3.7916666666666665in" svg:y="0.7083333333333334in" svg:width="0.09166666666666666in" svg:height="0.10833333333333334in" text:anchor-type="paragraph"><draw:image xlink:href="Pictures/58B7AFF89EAE4D2B9FAFC84CBD0463D1.png"/></draw:frame><draw:frame draw:style-name="Photo" svg:x="5.2in" svg:y="0.7166666666666667in" svg:width="0.1in" svg:height="0.10833333333333334in" text:anchor-type="paragraph"><draw:image xlink:href="Pictures/174FB0EDA9A244FFBB68EEF4558FA43F.png"/></draw:frame><draw:frame draw:style-name="Photo" svg:x="5.075in" svg:y="0.7166666666666667in" svg:width="0.11666666666666667in" svg:height="0.10833333333333334in" text:anchor-type="paragraph"><draw:image xlink:href="Pictures/1D4FB0DE7CFE4D81BDECA16CCB5CEF9A.png"/></draw:frame><draw:frame draw:style-name="Photo" svg:x="4.891666666666667in" svg:y="0.725in" svg:width="0.16666666666666666in" svg:height="0.11666666666666667in" text:anchor-type="paragraph"><draw:image xlink:href="Pictures/C1F1C6279FE548D8A332B42188F6510B.png"/></draw:frame><draw:frame draw:style-name="Photo" svg:x="1.2666666666666666in" svg:y="0.9333333333333333in" svg:width="0.18333333333333332in" svg:height="0.11666666666666667in" text:anchor-type="paragraph"><draw:image xlink:href="Pictures/364F8AFC070D4F59A50E00EAFDE97350.png"/></draw:frame><draw:frame draw:style-name="Photo" svg:x="2.85in" svg:y="0.9416666666666667in" svg:width="0.1in" svg:height="0.10833333333333334in" text:anchor-type="paragraph"><draw:image xlink:href="Pictures/723ACF1822CE4510BF6461957B96D17D.png"/></draw:frame><draw:frame draw:style-name="Photo" svg:x="3.375in" svg:y="0.9416666666666667in" svg:width="0.09166666666666666in" svg:height="0.10833333333333334in" text:anchor-type="paragraph"><draw:image xlink:href="Pictures/A970E68ADED24153AB1F768C415B91A1.png"/></draw:frame><draw:frame draw:style-name="FrameStyle" svg:width="0.11666666666666667in" svg:height="0.10833333333333334in" svg:x="2.341666666666667in" svg:y="0.9416666666666667in" text:anchor-type="paragraph"><draw:text-box><text:p text:style-name="boxSans7.00.00.00">И</text:p></draw:text-box></draw:frame><draw:frame draw:style-name="Photo" svg:x="2.725in" svg:y="0.9416666666666667in" svg:width="0.10833333333333334in" svg:height="0.10833333333333334in" text:anchor-type="paragraph"><draw:image xlink:href="Pictures/7EB7473C0D504040B38D6388B13CA11A.png"/></draw:frame><draw:frame draw:style-name="Photo" svg:x="1.0in" svg:y="0.9416666666666667in" svg:width="0.03333333333333333in" svg:height="0.10833333333333334in" text:anchor-type="paragraph"><draw:image xlink:href="Pictures/27AB557408614485A6179B06B109C25E.png"/></draw:frame><draw:frame draw:style-name="Photo" svg:x="2.625in" svg:y="0.9416666666666667in" svg:width="0.08333333333333333in" svg:height="0.10833333333333334in" text:anchor-type="paragraph"><draw:image xlink:href="Pictures/CE037B4BAB76476EA6EC7E086D0656C7.png"/></draw:frame><draw:frame draw:style-name="Photo" svg:x="3.575in" svg:y="0.9416666666666667in" svg:width="0.10833333333333334in" svg:height="0.10833333333333334in" text:anchor-type="paragraph"><draw:image xlink:href="Pictures/4497A4DE037542BF97B0943B25EB2B8F.png"/></draw:frame><draw:frame draw:style-name="Photo" svg:x="3.225in" svg:y="0.9416666666666667in" svg:width="0.08333333333333333in" svg:height="0.10833333333333334in" text:anchor-type="paragraph"><draw:image xlink:href="Pictures/7B2F1334EFAF4194933355B45C776FE5.png"/></draw:frame><draw:frame draw:style-name="FrameStyle" svg:width="0.125in" svg:height="0.10833333333333334in" svg:x="3.066666666666667in" svg:y="0.9416666666666667in" text:anchor-type="paragraph"><draw:text-box><text:p text:style-name="boxSans7.00.00.00">М</text:p></draw:text-box></draw:frame><draw:frame draw:style-name="Photo" svg:x="2.475in" svg:y="0.9416666666666667in" svg:width="0.125in" svg:height="0.10833333333333334in" text:anchor-type="paragraph"><draw:image xlink:href="Pictures/4ADBECF534524F509D9AD2A739353519.png"/></draw:frame><draw:frame draw:style-name="Photo" svg:x="2.966666666666667in" svg:y="0.9416666666666667in" svg:width="0.08333333333333333in" svg:height="0.10833333333333334in" text:anchor-type="paragraph"><draw:image xlink:href="Pictures/FBB95F1EDF7D430DBB349D09DDBC5F51.png"/></draw:frame><draw:frame draw:style-name="Photo" svg:x="1.4666666666666666in" svg:y="0.9416666666666667in" svg:width="0.09166666666666666in" svg:height="0.11666666666666667in" text:anchor-type="paragraph"><draw:image xlink:href="Pictures/3DE7092555D64F8D89D55C1095EF141C.png"/></draw:frame><draw:frame draw:style-name="Photo" svg:x="1.675in" svg:y="0.9416666666666667in" svg:width="0.10833333333333334in" svg:height="0.11666666666666667in" text:anchor-type="paragraph"><draw:image xlink:href="Pictures/7BB608CDD3AF4986BF2B3ECA4AAFC7BC.png"/></draw:frame><draw:frame draw:style-name="Photo" svg:x="0.9083333333333333in" svg:y="0.9416666666666667in" svg:width="0.08333333333333333in" svg:height="0.10833333333333334in" text:anchor-type="paragraph"><draw:image xlink:href="Pictures/E169CB4B18E048D680B8B96D3168C4EF.png"/></draw:frame><draw:frame draw:style-name="Photo" svg:x="2.2416666666666667in" svg:y="0.9416666666666667in" svg:width="0.08333333333333333in" svg:height="0.10833333333333334in" text:anchor-type="paragraph"><draw:image xlink:href="Pictures/0531BE20F56A416B84B7777D5376A923.png"/></draw:frame><draw:frame draw:style-name="Photo" svg:x="1.0583333333333333in" svg:y="0.9416666666666667in" svg:width="0.09166666666666666in" svg:height="0.10833333333333334in" text:anchor-type="paragraph"><draw:image xlink:href="Pictures/B8F19AA8EAF5414EB97C8891E41F83FF.png"/></draw:frame><draw:frame draw:style-name="Photo" svg:x="0.24166666666666667in" svg:y="0.9416666666666667in" svg:width="0.2in" svg:height="0.10833333333333334in" text:anchor-type="paragraph"><draw:image xlink:href="Pictures/DE3E5D617E704397B459241D058FCC50.png"/></draw:frame><draw:frame draw:style-name="Photo" svg:x="0.11666666666666667in" svg:y="0.9416666666666667in" svg:width="0.1in" svg:height="0.10833333333333334in" text:anchor-type="paragraph"><draw:image xlink:href="Pictures/BB327649B0E2449CA603A6533E05C221.png"/></draw:frame><draw:frame draw:style-name="Photo" svg:x="1.575in" svg:y="0.9416666666666667in" svg:width="0.09166666666666666in" svg:height="0.11666666666666667in" text:anchor-type="paragraph"><draw:image xlink:href="Pictures/A77089A4FBD3442FBAC0E9ACA6D0D6E3.png"/></draw:frame><draw:frame draw:style-name="Photo" svg:x="0.4583333333333333in" svg:y="0.9416666666666667in" svg:width="0.10833333333333334in" svg:height="0.10833333333333334in" text:anchor-type="paragraph"><draw:image xlink:href="Pictures/B93FEFF621414E27AF6197AA2B1B9E54.png"/></draw:frame><draw:frame draw:style-name="Photo" svg:x="0.8in" svg:y="0.9416666666666667in" svg:width="0.09166666666666666in" svg:height="0.10833333333333334in" text:anchor-type="paragraph"><draw:image xlink:href="Pictures/14CB8AAEEEF7460ABD2233AB5C5AE15E.png"/></draw:frame><draw:frame draw:style-name="Photo" svg:x="1.8083333333333333in" svg:y="0.9416666666666667in" svg:width="0.1in" svg:height="0.10833333333333334in" text:anchor-type="paragraph"><draw:image xlink:href="Pictures/E39CA9262E294479936C4CC084993424.png"/></draw:frame><draw:frame draw:style-name="Photo" svg:x="0.5833333333333334in" svg:y="0.9416666666666667in" svg:width="0.19166666666666668in" svg:height="0.10833333333333334in" text:anchor-type="paragraph"><draw:image xlink:href="Pictures/F337808AA1734497A24FD4C136B48904.png"/></draw:frame><draw:frame draw:style-name="Photo" svg:x="2.091666666666667in" svg:y="0.9416666666666667in" svg:width="0.10833333333333334in" svg:height="0.10833333333333334in" text:anchor-type="paragraph"><draw:image xlink:href="Pictures/DA326A9A367946C99D49AC036B64EEA1.png"/></draw:frame><draw:frame draw:style-name="Photo" svg:x="3.908333333333333in" svg:y="0.9416666666666667in" svg:width="0.1in" svg:height="0.125in" text:anchor-type="paragraph"><draw:image xlink:href="Pictures/7B2F852280C540AEA0758B6D88D833D0.png"/></draw:frame><draw:frame draw:style-name="Photo" svg:x="4.633333333333334in" svg:y="0.95in" svg:width="0.11666666666666667in" svg:height="0.125in" text:anchor-type="paragraph"><draw:image xlink:href="Pictures/030333DB7D0B4040AEEEC4034A8519CB.png"/></draw:frame><draw:frame draw:style-name="Photo" svg:x="4.116666666666666in" svg:y="0.95in" svg:width="0.10833333333333334in" svg:height="0.11666666666666667in" text:anchor-type="paragraph"><draw:image xlink:href="Pictures/FADD80DB39B349569C8E885392F4767F.png"/></draw:frame><draw:frame draw:style-name="Photo" svg:x="4.408333333333333in" svg:y="0.95in" svg:width="0.10833333333333334in" svg:height="0.11666666666666667in" text:anchor-type="paragraph"><draw:image xlink:href="Pictures/80A8528F83E242D78832DAC5336B7522.png"/></draw:frame><draw:frame draw:style-name="Photo" svg:x="3.7916666666666665in" svg:y="0.95in" svg:width="0.10833333333333334in" svg:height="0.15in" text:anchor-type="paragraph"><draw:image xlink:href="Pictures/EA5CDAD17C7F48C3A15DCBFDCBE5B23B.png"/></draw:frame><draw:frame draw:style-name="Photo" svg:x="3.316666666666667in" svg:y="0.95in" svg:width="0.041666666666666664in" svg:height="0.1in" text:anchor-type="paragraph"><draw:image xlink:href="Pictures/EFE1F0271C1C4888A4ACF9DA3B491DC2.png"/></draw:frame><draw:frame draw:style-name="Photo" svg:x="4.25in" svg:y="0.95in" svg:width="0.08333333333333333in" svg:height="0.11666666666666667in" text:anchor-type="paragraph"><draw:image xlink:href="Pictures/A53ED30317634BC5ACC308CBCC5A385B.png"/></draw:frame><draw:frame draw:style-name="Photo" svg:x="4.341666666666667in" svg:y="0.95in" svg:width="0.041666666666666664in" svg:height="0.11666666666666667in" text:anchor-type="paragraph"><draw:image xlink:href="Pictures/013E9F2D0D7249A1AD14865A919AC5E2.png"/></draw:frame><draw:frame draw:style-name="Photo" svg:x="4.875in" svg:y="0.95in" svg:width="0.1in" svg:height="0.11666666666666667in" text:anchor-type="paragraph"><draw:image xlink:href="Pictures/0685410F2D9546A3B1F8919E84C6CF6E.png"/></draw:frame><draw:frame draw:style-name="Photo" svg:x="4.016666666666667in" svg:y="0.95in" svg:width="0.08333333333333333in" svg:height="0.11666666666666667in" text:anchor-type="paragraph"><draw:image xlink:href="Pictures/4C6644AE554E4CAF94B1A77B967891B9.png"/></draw:frame><draw:frame draw:style-name="Photo" svg:x="4.758333333333334in" svg:y="0.95in" svg:width="0.1in" svg:height="0.11666666666666667in" text:anchor-type="paragraph"><draw:image xlink:href="Pictures/7830ED43AF59472A9EA036E39B36D909.png"/></draw:frame><draw:frame draw:style-name="Photo" svg:x="4.983333333333333in" svg:y="0.9583333333333334in" svg:width="0.21666666666666667in" svg:height="0.11666666666666667in" text:anchor-type="paragraph"><draw:image xlink:href="Pictures/FCB70E78F4B74D119CAB963DCA75EAB1.png"/></draw:frame><draw:frame draw:style-name="Photo" svg:x="5.216666666666667in" svg:y="1.0in" svg:width="0.058333333333333334in" svg:height="0.016666666666666666in" text:anchor-type="paragraph"><draw:image xlink:href="Pictures/71DAC135E60A46E18FAA1574DDCF8DC6.png"/></draw:frame><draw:frame draw:style-name="Photo" svg:x="1.9333333333333333in" svg:y="1.025in" svg:width="0.03333333333333333in" svg:height="0.05in" text:anchor-type="paragraph"><draw:image xlink:href="Pictures/E92B6DCC3D8440D682FFE62874101525.png"/></draw:frame><draw:frame draw:style-name="Photo" svg:x="2.225in" svg:y="1.05in" svg:width="0.05in" svg:height="0.041666666666666664in" text:anchor-type="paragraph"><draw:image xlink:href="Pictures/AE0D4448BB3B41FB94C7525D1DF105D5.png"/></draw:frame><draw:frame draw:style-name="Photo" svg:x="1.9583333333333333in" svg:y="1.1833333333333333in" svg:width="0.125in" svg:height="0.11666666666666667in" text:anchor-type="paragraph"><draw:image xlink:href="Pictures/4AAB03E7BDAC41A1B90A281002F136EA.png"/></draw:frame><draw:frame draw:style-name="Photo" svg:x="0.4083333333333333in" svg:y="1.1833333333333333in" svg:width="0.11666666666666667in" svg:height="0.10833333333333334in" text:anchor-type="paragraph"><draw:image xlink:href="Pictures/83FD3A87F32C4E489CA79AFC712ECE8F.png"/></draw:frame><draw:frame draw:style-name="Photo" svg:x="2.216666666666667in" svg:y="1.1833333333333333in" svg:width="0.1in" svg:height="0.15in" text:anchor-type="paragraph"><draw:image xlink:href="Pictures/B15DEC64B4C1497BA2CB0EA2475B8A6B.png"/></draw:frame><draw:frame draw:style-name="Photo" svg:x="0.24166666666666667in" svg:y="1.1833333333333333in" svg:width="0.13333333333333333in" svg:height="0.10833333333333334in" text:anchor-type="paragraph"><draw:image xlink:href="Pictures/EDF72106E9E84522AE220863DD5EC58C.png"/></draw:frame><draw:frame draw:style-name="Photo" svg:x="2.1083333333333334in" svg:y="1.1833333333333333in" svg:width="0.08333333333333333in" svg:height="0.11666666666666667in" text:anchor-type="paragraph"><draw:image xlink:href="Pictures/4B4BAB50458C490FADA11F08F3E503DA.png"/></draw:frame><draw:frame draw:style-name="Photo" svg:x="0.11666666666666667in" svg:y="1.1833333333333333in" svg:width="0.1in" svg:height="0.11666666666666667in" text:anchor-type="paragraph"><draw:image xlink:href="Pictures/AB0A00FFFCD94B7AB31F8CCAACC3F36C.png"/></draw:frame><draw:frame draw:style-name="Photo" svg:x="2.908333333333333in" svg:y="1.1833333333333333in" svg:width="0.13333333333333333in" svg:height="0.11666666666666667in" text:anchor-type="paragraph"><draw:image xlink:href="Pictures/50739AEEABA04DC5B5733395F8425DA2.png"/></draw:frame><draw:frame draw:style-name="Photo" svg:x="1.6in" svg:y="1.1833333333333333in" svg:width="0.11666666666666667in" svg:height="0.11666666666666667in" text:anchor-type="paragraph"><draw:image xlink:href="Pictures/8E2D5210DE3A43F792A244D0E98BE8D5.png"/></draw:frame><draw:frame draw:style-name="Photo" svg:x="3.35in" svg:y="1.1833333333333333in" svg:width="0.10833333333333334in" svg:height="0.11666666666666667in" text:anchor-type="paragraph"><draw:image xlink:href="Pictures/B247D160E3B34C2580CC68125F977D28.png"/></draw:frame><draw:frame draw:style-name="Photo" svg:x="0.6666666666666666in" svg:y="1.1833333333333333in" svg:width="0.075in" svg:height="0.10833333333333334in" text:anchor-type="paragraph"><draw:image xlink:href="Pictures/E81F03FC70A84C22948EAB3421FF8B71.png"/></draw:frame><draw:frame draw:style-name="Photo" svg:x="0.8666666666666667in" svg:y="1.1833333333333333in" svg:width="0.1in" svg:height="0.15in" text:anchor-type="paragraph"><draw:image xlink:href="Pictures/B0435A9AE23A452ABBBFFEC8C05C7FBE.png"/></draw:frame><draw:frame draw:style-name="Photo" svg:x="1.2333333333333334in" svg:y="1.1833333333333333in" svg:width="0.1in" svg:height="0.11666666666666667in" text:anchor-type="paragraph"><draw:image xlink:href="Pictures/3EEAC38D4F21424484C0D8BFE627E106.png"/></draw:frame><draw:frame draw:style-name="Photo" svg:x="1.35in" svg:y="1.1833333333333333in" svg:width="0.10833333333333334in" svg:height="0.11666666666666667in" text:anchor-type="paragraph"><draw:image xlink:href="Pictures/94B91E332FE2466DB2E30AABA0ED9C6F.png"/></draw:frame><draw:frame draw:style-name="Photo" svg:x="1.1083333333333334in" svg:y="1.1833333333333333in" svg:width="0.11666666666666667in" svg:height="0.11666666666666667in" text:anchor-type="paragraph"><draw:image xlink:href="Pictures/0E15783AC81C4C28948D2E89BA079C16.png"/></draw:frame><draw:frame draw:style-name="Photo" svg:x="0.75in" svg:y="1.1833333333333333in" svg:width="0.10833333333333334in" svg:height="0.15in" text:anchor-type="paragraph"><draw:image xlink:href="Pictures/FE9156BA791E4E6A98F1E161B0575250.png"/></draw:frame><draw:frame draw:style-name="Photo" svg:x="0.9833333333333333in" svg:y="1.1833333333333333in" svg:width="0.10833333333333334in" svg:height="0.10833333333333334in" text:anchor-type="paragraph"><draw:image xlink:href="Pictures/C9A6F4E3E2214EA3AFF0EAE0EB35F599.png"/></draw:frame><draw:frame draw:style-name="Photo" svg:x="2.675in" svg:y="1.1833333333333333in" svg:width="0.1in" svg:height="0.11666666666666667in" text:anchor-type="paragraph"><draw:image xlink:href="Pictures/0C05F65C63F446B1843A8101503711FF.png"/></draw:frame><draw:frame draw:style-name="Photo" svg:x="1.7333333333333334in" svg:y="1.1833333333333333in" svg:width="0.1in" svg:height="0.11666666666666667in" text:anchor-type="paragraph"><draw:image xlink:href="Pictures/51DC42D01BC54775BE6699F36AB0C2E0.png"/></draw:frame><draw:frame draw:style-name="Photo" svg:x="2.3333333333333335in" svg:y="1.1833333333333333in" svg:width="0.08333333333333333in" svg:height="0.11666666666666667in" text:anchor-type="paragraph"><draw:image xlink:href="Pictures/B64C8AF099DF4D72B9E2DF668CDD90EF.png"/></draw:frame><draw:frame draw:style-name="Photo" svg:x="2.7916666666666665in" svg:y="1.1916666666666667in" svg:width="0.09166666666666666in" svg:height="0.10833333333333334in" text:anchor-type="paragraph"><draw:image xlink:href="Pictures/26CE1B55459B49F0B2BE1A87732536B5.png"/></draw:frame><draw:frame draw:style-name="Photo" svg:x="3.2416666666666667in" svg:y="1.1916666666666667in" svg:width="0.08333333333333333in" svg:height="0.10833333333333334in" text:anchor-type="paragraph"><draw:image xlink:href="Pictures/28EF3F70A9554AADBD07F694CE01C4DA.png"/></draw:frame><draw:frame draw:style-name="Photo" svg:x="4.85in" svg:y="1.1916666666666667in" svg:width="0.30833333333333335in" svg:height="0.15in" text:anchor-type="paragraph"><draw:image xlink:href="Pictures/E932C779AE994F4AB0AC76C5B11118E3.png"/></draw:frame><draw:frame draw:style-name="Photo" svg:x="4.166666666666667in" svg:y="1.1916666666666667in" svg:width="0.21666666666666667in" svg:height="0.13333333333333333in" text:anchor-type="paragraph"><draw:image xlink:href="Pictures/3C50E576E80D450AA65BBAC18A465248.png"/></draw:frame><draw:frame draw:style-name="Photo" svg:x="4.391666666666667in" svg:y="1.1916666666666667in" svg:width="0.1in" svg:height="0.11666666666666667in" text:anchor-type="paragraph"><draw:image xlink:href="Pictures/DD1F92EBCF6647F7B80C4E3B6EC87BAB.png"/></draw:frame><draw:frame draw:style-name="Photo" svg:x="3.6in" svg:y="1.1916666666666667in" svg:width="0.1in" svg:height="0.10833333333333334in" text:anchor-type="paragraph"><draw:image xlink:href="Pictures/8728993212AE49D392AE951C54923EDB.png"/></draw:frame><draw:frame draw:style-name="Photo" svg:x="3.941666666666667in" svg:y="1.1916666666666667in" svg:width="0.10833333333333334in" svg:height="0.11666666666666667in" text:anchor-type="paragraph"><draw:image xlink:href="Pictures/BCF156F3C768450782D77E0A22EDAC80.png"/></draw:frame><draw:frame draw:style-name="Photo" svg:x="3.816666666666667in" svg:y="1.1916666666666667in" svg:width="0.10833333333333334in" svg:height="0.125in" text:anchor-type="paragraph"><draw:image xlink:href="Pictures/EB87C7CC11084ED2A77AFCF31E7F97DE.png"/></draw:frame><draw:frame draw:style-name="Photo" svg:x="3.4833333333333334in" svg:y="1.1916666666666667in" svg:width="0.10833333333333334in" svg:height="0.11666666666666667in" text:anchor-type="paragraph"><draw:image xlink:href="Pictures/9A5EC25CFED74FD9A937079807280628.png"/></draw:frame><draw:frame draw:style-name="Photo" svg:x="4.058333333333334in" svg:y="1.1916666666666667in" svg:width="0.1in" svg:height="0.10833333333333334in" text:anchor-type="paragraph"><draw:image xlink:href="Pictures/856F73875F1140CDBAE2981D6D9BB19B.png"/></draw:frame><draw:frame draw:style-name="Photo" svg:x="3.058333333333333in" svg:y="1.1916666666666667in" svg:width="0.15833333333333333in" svg:height="0.10833333333333334in" text:anchor-type="paragraph"><draw:image xlink:href="Pictures/3B5782235DAB441DA6A6E69AA39C2C62.png"/></draw:frame><draw:frame draw:style-name="Photo" svg:x="2.5416666666666665in" svg:y="1.1916666666666667in" svg:width="0.11666666666666667in" svg:height="0.10833333333333334in" text:anchor-type="paragraph"><draw:image xlink:href="Pictures/5286A246F50B43F5A6BCDA22DE5115EC.png"/></draw:frame><draw:frame draw:style-name="Photo" svg:x="4.725in" svg:y="1.1916666666666667in" svg:width="0.10833333333333334in" svg:height="0.11666666666666667in" text:anchor-type="paragraph"><draw:image xlink:href="Pictures/EB068B5F80F744AD982E98AC82F770B8.png"/></draw:frame><draw:frame draw:style-name="Photo" svg:x="4.616666666666666in" svg:y="1.2in" svg:width="0.09166666666666666in" svg:height="0.10833333333333334in" text:anchor-type="paragraph"><draw:image xlink:href="Pictures/D7E70AC0EC5341A387F755DFC6179A36.png"/></draw:frame><draw:frame draw:style-name="Photo" svg:x="5.183333333333334in" svg:y="1.2in" svg:width="0.10833333333333334in" svg:height="0.10833333333333334in" text:anchor-type="paragraph"><draw:image xlink:href="Pictures/EBE16064739042BD93440D3C28369FF8.png"/></draw:frame><draw:frame draw:style-name="Photo" svg:x="0.725in" svg:y="1.3833333333333333in" svg:width="0.10833333333333334in" svg:height="0.15in" text:anchor-type="paragraph"><draw:image xlink:href="Pictures/B1CB88B0E52F492384FFBC813E4BF8F1.png"/></draw:frame><draw:frame draw:style-name="Photo" svg:x="0.11666666666666667in" svg:y="1.4166666666666667in" svg:width="0.2in" svg:height="0.11666666666666667in" text:anchor-type="paragraph"><draw:image xlink:href="Pictures/542406B73B9C42A2BB79005CBCA9679F.png"/></draw:frame><draw:frame draw:style-name="Photo" svg:x="0.6in" svg:y="1.4166666666666667in" svg:width="0.10833333333333334in" svg:height="0.11666666666666667in" text:anchor-type="paragraph"><draw:image xlink:href="Pictures/E8103E35A5AC4531A3025DAD9A0EA9EE.png"/></draw:frame><draw:frame draw:style-name="Photo" svg:x="1.1416666666666666in" svg:y="1.4166666666666667in" svg:width="0.1in" svg:height="0.15in" text:anchor-type="paragraph"><draw:image xlink:href="Pictures/BD95E3B0A6D04D528C2124C96F47F36A.png"/></draw:frame><draw:frame draw:style-name="Photo" svg:x="0.9333333333333333in" svg:y="1.4166666666666667in" svg:width="0.075in" svg:height="0.11666666666666667in" text:anchor-type="paragraph"><draw:image xlink:href="Pictures/B74F153FCB5D45388E428249717ED2AF.png"/></draw:frame><draw:frame draw:style-name="Photo" svg:x="0.325in" svg:y="1.425in" svg:width="0.26666666666666666in" svg:height="0.11666666666666667in" text:anchor-type="paragraph"><draw:image xlink:href="Pictures/CEA0ECBB69D84082BFAA7BFA7D0FF99C.png"/></draw:frame><draw:frame draw:style-name="Photo" svg:x="1.0166666666666666in" svg:y="1.425in" svg:width="0.10833333333333334in" svg:height="0.15in" text:anchor-type="paragraph"><draw:image xlink:href="Pictures/739E997ED1854DE3B5900ACCA40E350F.png"/></draw:frame><draw:frame draw:style-name="Photo" svg:x="1.25in" svg:y="1.425in" svg:width="0.10833333333333334in" svg:height="0.10833333333333334in" text:anchor-type="paragraph"><draw:image xlink:href="Pictures/2F32201F14A145A5A8F96D47A0378D45.png"/></draw:frame><draw:frame draw:style-name="Photo" svg:x="1.375in" svg:y="1.425in" svg:width="0.11666666666666667in" svg:height="0.10833333333333334in" text:anchor-type="paragraph"><draw:image xlink:href="Pictures/6487E893EB0C4368A0869ACD25D2ABB1.png"/></draw:frame><draw:frame draw:style-name="Photo" svg:x="1.5083333333333333in" svg:y="1.425in" svg:width="0.125in" svg:height="0.10833333333333334in" text:anchor-type="paragraph"><draw:image xlink:href="Pictures/933B849204E64E2C9443C87124FFA335.png"/></draw:frame><draw:frame draw:style-name="Photo" svg:x="1.675in" svg:y="1.4833333333333334in" svg:width="0.016666666666666666in" svg:height="0.03333333333333333in" text:anchor-type="paragraph"><draw:image xlink:href="Pictures/F263F000914E4A1EAC4C4A11769B27C5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>
    <style:style style:name="Photo" style:family="graphic" style:display-name="Photo"/>
    <style:style style:name="FrameStyle" style:family="graphic" style:display-name="FrameStyle">
      <style:graphic-properties style:border-line-width="none"/>
    </style:style>
    <style:style style:name="boxSans4.00.00.00" style:family="paragraph" style:display-name="boxSans4.00.00.00">
      <style:paragraph-properties style:line-spacing="0.0pt" fo:text-align="left"/>
      <style:text-properties fo:letter-spacing="0.0pt" fo:font-style="normal" fo:font-weight="normal" fo:font-size="4.0pt" fo:font-family="Sans"/>
    </style:style>
    <style:style style:name="boxSans7.00.00.00" style:family="paragraph" style:display-name="boxSans7.00.00.00">
      <style:paragraph-properties style:line-spacing="0.0pt" fo:text-align="left"/>
      <style:text-properties fo:letter-spacing="0.0pt" fo:font-style="normal" fo:font-weight="normal" fo:font-size="7.0pt" fo:font-family="Sans"/>
    </style:style>
  </office:styles>
  <office:automatic-styles>
    <style:page-layout style:name="Page5.4083333333333331.75">
      <style:page-layout-properties fo:margin-top="0in" fo:margin-bottom="0in" fo:margin-left="0in" fo:margin-right="0in" fo:page-width="5.408333333333333in" fo:page-height="1.75in"/>
    </style:page-layout>
  </office:automatic-styles>
  <office:master-styles>
    <style:master-page style:name="Page5.4083333333333331.75Master" style:page-layout-name="Page5.4083333333333331.75" style:display-name="Page5.4083333333333331.75Master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2</meta:generator>
  </office:meta>
</office:document-meta>
</file>